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_20_1" style:master-page-name="Standard">
      <style:paragraph-properties fo:text-align="center" style:justify-single-word="false" style:page-number="1"/>
    </style:style>
    <style:style style:name="P2" style:family="paragraph" style:parent-style-name="Heading_20_3">
      <style:paragraph-properties fo:margin-top="0.564cm" fo:margin-bottom="0.353cm" style:contextual-spacing="false" fo:line-height="100%"/>
    </style:style>
    <style:style style:name="P3" style:family="paragraph" style:parent-style-name="normal">
      <style:paragraph-properties fo:margin-top="0cm" fo:margin-bottom="0.353cm" style:contextual-spacing="false" fo:line-height="100%"/>
    </style:style>
    <style:style style:name="T1" style:family="text">
      <style:text-properties fo:color="#1155cc" loext:opacity="100%" style:text-underline-style="solid" style:text-underline-width="auto" style:text-underline-color="font-color"/>
    </style:style>
    <style:style style:name="T2" style:family="text">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5pdhml2859o5"/>Ρύθμιση σηματοδοτών κυκλοφορίας<text:line-break/>με Τεχνητή Νοημοσύνη</text:p>
      <text:p text:style-name="Heading_20_2"><text:bookmark text:name="_8myhwlpvii0u"/>Έρευνα</text:p>
      <text:p text:style-name="Heading_20_3"><text:bookmark text:name="_ps43lj7jfeu"/>Μελέτη υπάρχουσας κατάστασης</text:p>
      <text:p text:style-name="P3">Ένα τεράστιο πρόβλημα των σύγχρονων πόλεων είναι το πρόβλημα της κυκλοφοριακής συμφόρησης, που αφορά όχι μόνο τις μεγάλες μητροπόλεις, αλλά πλέον εμφανίζεται έντονα και στις μικρότερες πόλεις, όπως είναι τα Τρίκαλα.</text:p>
      <text:p text:style-name="P3">Ενδεικτικά δείτε το δημοσίευμα: <text:a xlink:type="simple" xlink:href="https://trikalain.gr/polys-kosmos-sta-trikala-gia-tis-giortes-tou-pascha-kykloforiako-komfouzio-stous-dromou-tis-polis/" text:style-name="ListLabel_20_1" text:visited-style-name="ListLabel_20_1"><text:span text:style-name="T1">https://trikalain.gr/polys-kosmos-sta-trikala-gia-tis-giortes-tou-pascha-kykloforiako-komfouzio-stous-dromou-tis-polis/</text:span></text:a></text:p>
      <text:p text:style-name="P3"><text:span text:style-name="T2">Κυκλοφοριακή συμφόρηση</text:span> (κοινώς μποτιλιάρισμα) ονομάζεται η κατάσταση στα οδικά δίκτυα που χαρακτηρίζεται από ουρές οχημάτων και χαμηλότερες ταχύτητες μέχρι και ακινησία. Η κυκλοφοριακή συμφόρηση στα αστικά οδικά δίκτυα έχει αυξηθεί σημαντικά από τη δεκαετία του 1950. (Ορισμός από <text:a xlink:type="simple" xlink:href="https://el.wikipedia.org/wiki/%CE%9A%CF%85%CE%BA%CE%BB%CE%BF%CF%86%CE%BF%CF%81%CE%B9%CE%B1%CE%BA%CE%AE_%CF%83%CF%85%CE%BC%CF%86%CF%8C%CF%81%CE%B7%CF%83%CE%B7" text:style-name="ListLabel_20_2" text:visited-style-name="ListLabel_20_2">τη Wikipedia</text:a>).</text:p>
      <text:p text:style-name="P3">Οι αρνητικές συνέπειες είναι πολλές: χαμένος χρόνος για οδηγούς και επιβάτες, αυξημένες εκπομπές ρύπων, μεγαλύτερη κατανάλωση καυσίμων, σπατάλη ενέργειας, δημιουργία εκνευρισμού και άγχους, υποβάθμιση της ποιότητας ζωής κλπ.</text:p>
      <text:p text:style-name="P2"><text:bookmark text:name="_uos92gx8ljm4"/>Σαφής ορισμός προβλήματος</text:p>
      <text:p text:style-name="P3">Η κυκλοφοριακή συμφόρηση σε μια πόλη μπορεί να προκαλείται από πολλές αιτίες, μία από τις οποίες είναι οι αστικές διασταυρώσεις δύο δρόμων με φανάρια, όπου ο ένας δρόμος έχει μεγαλύτερη κίνηση από τον άλλον.</text:p>
      <text:p text:style-name="P3">Σε αυτή την περίπτωση παρατηρείται το φαινόμενο να δημιουργούνται μεγάλες ουρές στο δρόμο με τη μεγαλύτερη κίνηση, ενώ στο δρόμο μικρότερης κίνησης δημιουργούνται μικρές ή και καθόλου ουρές, καθώς ο χρονισμός των φαναριών είναι σταθερός και δεν λαμβάνει υπόψη την τρέχουσα κίνηση σε κάθε δρόμο.</text:p>
      <text:p text:style-name="P3">Το φαινόμενο αυτό είναι περισσότερο συνηθισμένο στις μικρές πόλεις, όπως είναι τα Τρίκαλα.</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el" fo:country="G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l" fo:country="G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ListLabel_20_2" style:display-name="ListLabel 2"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document-statistic meta:table-count="0" meta:image-count="0" meta:object-count="0" meta:page-count="1" meta:paragraph-count="11" meta:word-count="209" meta:character-count="1587" meta:non-whitespace-character-count="1389"/>
    <meta:generator>LibreOffice/24.2.3.2$Windows_X86_64 LibreOffice_project/433d9c2ded56988e8a90e6b2e771ee4e6a5ab2ba</meta:generator>
  </office:meta>
</office:document-meta>
</file>